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officeooo:paragraph-rsid="000da241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officeooo:rsid="0005a411" officeooo:paragraph-rsid="0005a411" style:font-size-asian="10pt" style:font-style-asian="italic" style:font-weight-asian="normal" style:font-name-complex="Liberation Sans1" style:font-style-complex="italic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Liberation Sans" fo:font-size="12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T25" style:family="text">
      <style:text-properties officeooo:rsid="000e5c0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30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3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4" svg:width="2.5004in" svg:height="0.2504in" draw:control="control3"/></text:span><text:span text:style-name="T14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25"><draw:control text:anchor-type="char" draw:z-index="10" draw:style-name="gr2" draw:text-style-name="P35" svg:width="0.0315in" svg:height="0.0012in" svg:x="2.4008in" svg:y="0.0717in" draw:control="control5"/><text:span text:style-name="T14">School: </text:span><text:span text:style-name="T14"><draw:control text:anchor-type="as-char" draw:z-index="14" draw:style-name="gr1" draw:text-style-name="P34" svg:width="2.5004in" svg:height="0.2504in" draw:control="control15"/></text:span><text:span text:style-name="T14"><text:tab/>School Phone: </text:span><text:span text:style-name="T20"><draw:control text:anchor-type="as-char" draw:z-index="4" draw:style-name="gr1" draw:text-style-name="P34" svg:width="2.0004in" svg:height="0.2504in" draw:control="control6"/></text:span></text:p>
      <text:p text:style-name="Standard"><text:span text:style-name="T14">School Email: </text:span><text:span text:style-name="T20"><draw:control text:anchor-type="as-char" draw:z-index="5" draw:style-name="gr1" draw:text-style-name="P34" svg:width="2.5004in" svg:height="0.2504in" draw:control="control7"/></text:span><text:span text:style-name="T14"> <text:s/>CTE Cert.# </text:span><text:span text:style-name="T20"><draw:control text:anchor-type="as-char" draw:z-index="6" draw:style-name="gr1" draw:text-style-name="P34" svg:width="1.7504in" svg:height="0.2504in" draw:control="control8"/></text:span></text:p>
      <text:p text:style-name="Standard"><text:span text:style-name="T14">Summer Address: </text:span><text:span text:style-name="T21"><draw:control text:anchor-type="as-char" draw:z-index="7" draw:style-name="gr1" draw:text-style-name="P34" svg:width="5.0004in" svg:height="0.2504in" draw:control="control9"/></text:span></text:p>
      <text:p text:style-name="Standard"><text:span text:style-name="T14">Summer Phone: </text:span><text:span text:style-name="T20"><draw:control text:anchor-type="as-char" draw:z-index="8" draw:style-name="gr1" draw:text-style-name="P34" svg:width="2.0004in" svg:height="0.2504in" draw:control="control10"/></text:span><text:span text:style-name="T14"> Email:</text:span><text:span text:style-name="T20"><draw:control text:anchor-type="as-char" draw:z-index="9" draw:style-name="gr1" draw:text-style-name="P34" svg:width="2.5004in" svg:height="0.2504in" draw:control="control11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1" draw:style-name="gr3" draw:text-style-name="P36" svg:width="0.2504in" svg:height="0.2504in" draw:control="control12"/>Applied Mathematics Algebra I Initial Certification <text:s text:c="2"/>*</text:p>
      <text:p text:style-name="P19"><draw:control text:anchor-type="as-char" draw:z-index="12" draw:style-name="gr3" draw:text-style-name="P36" svg:width="0.2504in" svg:height="0.2504in" draw:control="control13"/>Applied Mathematics Geometry/Algebra II/Curriculum Development <text:s/>**</text:p>
      <text:p text:style-name="P19"><draw:control text:anchor-type="as-char" draw:z-index="13" draw:style-name="gr3" draw:text-style-name="P36" svg:width="0.2504in" svg:height="0.2504in" draw:control="control14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1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7"/>
      <text:p text:style-name="P27"/>
      <text:p text:style-name="P28">16022<text:span text:style-name="T24">9</text:span> <text:s/>- <text:span text:style-name="T25">18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18:41:43.809392101</dc:date>
    <meta:print-date>2011-08-12T14:01:00</meta:print-date>
    <meta:editing-cycles>26</meta:editing-cycles>
    <meta:editing-duration>PT18H30M35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